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6f7f" officeooo:paragraph-rsid="001c6f7f"/>
    </style:style>
    <style:style style:name="P2" style:family="paragraph" style:parent-style-name="Standard">
      <style:paragraph-properties fo:text-align="start" style:justify-single-word="false"/>
      <style:text-properties officeooo:rsid="001c6f7f" officeooo:paragraph-rsid="001c6f7f"/>
    </style:style>
    <style:style style:name="P3" style:family="paragraph" style:parent-style-name="Standard">
      <style:paragraph-properties fo:text-align="start" style:justify-single-word="false"/>
      <style:text-properties officeooo:rsid="001c6f7f" officeooo:paragraph-rsid="001f3f5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6f7f" officeooo:paragraph-rsid="001c6f7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e33b" officeooo:paragraph-rsid="001de33b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3f5c" officeooo:paragraph-rsid="001f3f5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c6f7f" officeooo:paragraph-rsid="001c6f7f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de33b" officeooo:paragraph-rsid="001de33b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f3f5c" officeooo:paragraph-rsid="001f3f5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f3f5c" officeooo:paragraph-rsid="001de33b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23f0a" officeooo:paragraph-rsid="00223f0a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39737" officeooo:paragraph-rsid="00239737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c6f7f" officeooo:paragraph-rsid="001c6f7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f3f5c" officeooo:paragraph-rsid="001f3f5c"/>
    </style:style>
    <style:style style:name="P15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officeooo:rsid="001c6f7f" officeooo:paragraph-rsid="001c6f7f"/>
    </style:style>
    <style:style style:name="P16" style:family="paragraph" style:parent-style-name="Table_20_Contents">
      <style:paragraph-properties fo:text-align="center" style:justify-single-word="false"/>
      <style:text-properties officeooo:rsid="001c6f7f" officeooo:paragraph-rsid="001c6f7f"/>
    </style:style>
    <style:style style:name="P17" style:family="paragraph" style:parent-style-name="Table_20_Contents">
      <style:paragraph-properties fo:text-align="center" style:justify-single-word="false"/>
      <style:text-properties officeooo:rsid="0020bb07" officeooo:paragraph-rsid="0020bb07"/>
    </style:style>
    <style:style style:name="P1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c6f7f" officeooo:paragraph-rsid="001c6f7f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officeooo:rsid="001de33b" officeooo:paragraph-rsid="001de33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f3f5c" officeooo:paragraph-rsid="001f3f5c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3fc45" officeooo:paragraph-rsid="0023fc4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e33b"/>
    </style:style>
    <style:style style:name="T3" style:family="text">
      <style:text-properties style:text-position="super 58%"/>
    </style:style>
    <style:style style:name="T4" style:family="text">
      <style:text-properties officeooo:rsid="001f3f5c"/>
    </style:style>
    <style:style style:name="T5" style:family="text">
      <style:text-properties officeooo:rsid="0020bb07"/>
    </style:style>
    <style:style style:name="T6" style:family="text">
      <style:text-properties officeooo:rsid="002397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KHA KUMARI</text:p>
      <text:p text:style-name="P1">e-mail: <text:a xlink:type="simple" xlink:href="mailto:iamrekhapandey@gmail.com">iamrekhapandey@gmail.com</text:a> Ph No. : +91 98 18 63 0411</text:p>
      <text:p text:style-name="P1">G3 Gali no. 3 Wazirabad Village Delhi – 110084</text:p>
      <text:p text:style-name="P15"/>
      <text:p text:style-name="P1"/>
      <text:p text:style-name="P2"><text:span text:style-name="T1">Career Objective :</text:span> </text:p>
      <text:p text:style-name="P14">To be a Good teacher and shape the future of country by shaping the future of children.</text:p>
      <text:p text:style-name="P3"/>
      <text:p text:style-name="P3"/>
      <text:p text:style-name="P4">Educational Qualification 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8">Degree</text:p>
          </table:table-cell>
          <table:table-cell table:style-name="Table1.A1" office:value-type="string">
            <text:p text:style-name="P18">Board/University</text:p>
          </table:table-cell>
          <table:table-cell table:style-name="Table1.A1" office:value-type="string">
            <text:p text:style-name="P18">Institution</text:p>
          </table:table-cell>
          <table:table-cell table:style-name="Table1.A1" office:value-type="string">
            <text:p text:style-name="P18">Year Of Passing</text:p>
          </table:table-cell>
          <table:table-cell table:style-name="Table1.E1" office:value-type="string">
            <text:p text:style-name="P18">Marks</text:p>
          </table:table-cell>
        </table:table-row>
        <table:table-row>
          <table:table-cell table:style-name="Table1.A2" office:value-type="string">
            <text:p text:style-name="P16">10th</text:p>
          </table:table-cell>
          <table:table-cell table:style-name="Table1.A2" office:value-type="string">
            <text:p text:style-name="P16">CBSE</text:p>
          </table:table-cell>
          <table:table-cell table:style-name="Table1.A2" office:value-type="string">
            <text:p text:style-name="P17">RSSSV</text:p>
          </table:table-cell>
          <table:table-cell table:style-name="Table1.A2" office:value-type="string">
            <text:p text:style-name="P16">2007</text:p>
          </table:table-cell>
          <table:table-cell table:style-name="Table1.E2" office:value-type="string">
            <text:p text:style-name="P17">80.67</text:p>
          </table:table-cell>
        </table:table-row>
        <table:table-row>
          <table:table-cell table:style-name="Table1.A2" office:value-type="string">
            <text:p text:style-name="P16">12th</text:p>
          </table:table-cell>
          <table:table-cell table:style-name="Table1.A2" office:value-type="string">
            <text:p text:style-name="P16">CBSE</text:p>
          </table:table-cell>
          <table:table-cell table:style-name="Table1.A2" office:value-type="string">
            <text:p text:style-name="P16">RPVV <text:span text:style-name="T5">No.1</text:span></text:p>
          </table:table-cell>
          <table:table-cell table:style-name="Table1.A2" office:value-type="string">
            <text:p text:style-name="P16">2009</text:p>
          </table:table-cell>
          <table:table-cell table:style-name="Table1.E2" office:value-type="string">
            <text:p text:style-name="P17">63.67</text:p>
          </table:table-cell>
        </table:table-row>
        <table:table-row>
          <table:table-cell table:style-name="Table1.A2" office:value-type="string">
            <text:p text:style-name="P16">B.Sc</text:p>
          </table:table-cell>
          <table:table-cell table:style-name="Table1.A2" office:value-type="string">
            <text:p text:style-name="P16">DU</text:p>
          </table:table-cell>
          <table:table-cell table:style-name="Table1.A2" office:value-type="string">
            <text:p text:style-name="P16">Shivaji College</text:p>
          </table:table-cell>
          <table:table-cell table:style-name="Table1.A2" office:value-type="string">
            <text:p text:style-name="P16">2012</text:p>
          </table:table-cell>
          <table:table-cell table:style-name="Table1.E2" office:value-type="string">
            <text:p text:style-name="P17">60.37</text:p>
          </table:table-cell>
        </table:table-row>
        <table:table-row>
          <table:table-cell table:style-name="Table1.A2" office:value-type="string">
            <text:p text:style-name="P16">B.Ed</text:p>
          </table:table-cell>
          <table:table-cell table:style-name="Table1.A2" office:value-type="string">
            <text:p text:style-name="P16">GGSIPU</text:p>
          </table:table-cell>
          <table:table-cell table:style-name="Table1.A2" office:value-type="string">
            <text:p text:style-name="P17">BKIET</text:p>
          </table:table-cell>
          <table:table-cell table:style-name="Table1.A2" office:value-type="string">
            <text:p text:style-name="P16">2013</text:p>
          </table:table-cell>
          <table:table-cell table:style-name="Table1.E2" office:value-type="string">
            <text:p text:style-name="P17">74.13</text:p>
          </table:table-cell>
        </table:table-row>
        <table:table-row>
          <table:table-cell table:style-name="Table1.A2" office:value-type="string">
            <text:p text:style-name="P16">CTET</text:p>
          </table:table-cell>
          <table:table-cell table:style-name="Table1.A2" office:value-type="string">
            <text:p text:style-name="P16">CBSE</text:p>
          </table:table-cell>
          <table:table-cell table:style-name="Table1.A2" office:value-type="string">
            <text:p text:style-name="P16">NA</text:p>
          </table:table-cell>
          <table:table-cell table:style-name="Table1.A2" office:value-type="string">
            <text:p text:style-name="P16">2014</text:p>
          </table:table-cell>
          <table:table-cell table:style-name="Table1.E2" office:value-type="string">
            <text:p text:style-name="P17">60%</text:p>
          </table:table-cell>
        </table:table-row>
        <table:table-row>
          <table:table-cell table:style-name="Table1.A2" office:value-type="string">
            <text:p text:style-name="P16">UPTET</text:p>
          </table:table-cell>
          <table:table-cell table:style-name="Table1.A2" office:value-type="string">
            <text:p text:style-name="P17">UP BOARD</text:p>
          </table:table-cell>
          <table:table-cell table:style-name="Table1.A2" office:value-type="string">
            <text:p text:style-name="P16">NA</text:p>
          </table:table-cell>
          <table:table-cell table:style-name="Table1.A2" office:value-type="string">
            <text:p text:style-name="P16">2014</text:p>
          </table:table-cell>
          <table:table-cell table:style-name="Table1.E2" office:value-type="string">
            <text:p text:style-name="P17">60%</text:p>
          </table:table-cell>
        </table:table-row>
      </table:table>
      <text:p text:style-name="P4"/>
      <text:p text:style-name="P6">Soft Skills :</text:p>
      <text:p text:style-name="P9"><text:tab/>Basics in computer.</text:p>
      <text:p text:style-name="P9"><text:tab/>Ability to set good question paper.</text:p>
      <text:p text:style-name="P9"><text:tab/>Smart ability to deal with student problems.</text:p>
      <text:p text:style-name="P9"><text:tab/></text:p>
      <text:p text:style-name="P5">Personal Skills :</text:p>
      <text:list xml:id="list8160717391811455730" text:style-name="L1">
        <text:list-item>
          <text:p text:style-name="P19">Good verbal and written communication skills</text:p>
        </text:list-item>
        <text:list-item>
          <text:p text:style-name="P19">Ability to work hard</text:p>
        </text:list-item>
        <text:list-item>
          <text:p text:style-name="P19">Ability to build motivation</text:p>
        </text:list-item>
        <text:list-item>
          <text:p text:style-name="P19">Creative and self-confident</text:p>
        </text:list-item>
        <text:list-item>
          <text:p text:style-name="P19">Positive approach thinking</text:p>
        </text:list-item>
      </text:list>
      <text:p text:style-name="P9"/>
      <text:p text:style-name="P5">Work Experience :</text:p>
      <text:p text:style-name="P8"><text:tab/><text:span text:style-name="T4">Experiance of teaching at home for almost 10 years.</text:span></text:p>
      <text:p text:style-name="P4"/>
      <text:p text:style-name="P4">Personal Details :</text:p>
      <text:p text:style-name="P4"/>
      <text:p text:style-name="P7">Father's Nane : Dev Kumar Pandey</text:p>
      <text:p text:style-name="P7">Mother's Name : Sh<text:span text:style-name="T2">armila Pandey</text:span></text:p>
      <text:p text:style-name="P8">Date Of Birth : 1<text:span text:style-name="T3">st</text:span> march 1992</text:p>
      <text:p text:style-name="P8">Gender : Female</text:p>
      <text:p text:style-name="P8">Nationality : Indian</text:p>
      <text:p text:style-name="P8">Language Known : Hindi English</text:p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>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2:10:34.342922095</meta:creation-date>
    <dc:date>2016-05-19T14:00:46.084299775</dc:date>
    <meta:editing-duration>PT58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62" meta:word-count="175" meta:character-count="1050" meta:non-whitespace-character-count="934"/>
  </office:meta>
</office:document-meta>
</file>